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Scie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Naturwissenschaft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Naturwissenschafts-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Science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natural science literacy, which is defined by three competencies: "explain phenomena scientifically, evaluate and design scientific enquiry, interpret data and evidence scientificall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naturwissenschaftliche Kompetenzen gezeigt was definiert ist als: "Fähigkeit, Phänomene naturwissenschaftlich zu erklären, wissenschaftliche Fragestellungen zu entwickeln und zu bewerten und Daten und Beweise wissentschaftlich zu interpretieren."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3"/>
          <table:table-cell table:style-name="ce10" table:number-columns-repeated="2"/>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10" calcext:value-type="float">
            <text:p>510.00</text:p>
          </table:table-cell>
          <table:table-cell table:style-name="ce20"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5" calcext:value-type="float">
            <text:p>495.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2" calcext:value-type="float">
            <text:p>502.00</text:p>
          </table:table-cell>
          <table:table-cell table:style-name="ce9"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8" calcext:value-type="float">
            <text:p>528.00</text:p>
          </table:table-cell>
          <table:table-cell table:style-name="ce8" office:value-type="float" office:value="525" calcext:value-type="float">
            <text:p>52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47" calcext:value-type="float">
            <text:p>447.00</text:p>
          </table:table-cell>
          <table:table-cell table:style-name="ce9" office:value-type="float" office:value="445" calcext:value-type="float">
            <text:p>4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3" calcext:value-type="float">
            <text:p>493.00</text:p>
          </table:table-cell>
          <table:table-cell table:style-name="ce8"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2" calcext:value-type="float">
            <text:p>502.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34" calcext:value-type="float">
            <text:p>534.00</text:p>
          </table:table-cell>
          <table:table-cell table:style-name="ce8" office:value-type="float" office:value="541" calcext:value-type="float">
            <text:p>54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31" calcext:value-type="float">
            <text:p>531.00</text:p>
          </table:table-cell>
          <table:table-cell table:style-name="ce9" office:value-type="float" office:value="545" calcext:value-type="float">
            <text:p>5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5" calcext:value-type="float">
            <text:p>495.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5" calcext:value-type="float">
            <text:p>455.00</text:p>
          </table:table-cell>
          <table:table-cell table:style-name="ce8" office:value-type="float" office:value="467" calcext:value-type="float">
            <text:p>46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73" calcext:value-type="float">
            <text:p>473.00</text:p>
          </table:table-cell>
          <table:table-cell table:style-name="ce8"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3" calcext:value-type="float">
            <text:p>503.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67" calcext:value-type="float">
            <text:p>467.00</text:p>
          </table:table-cell>
          <table:table-cell table:style-name="ce8" office:value-type="float" office:value="470" calcext:value-type="float">
            <text:p>47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1" calcext:value-type="float">
            <text:p>481.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8" calcext:value-type="float">
            <text:p>538.00</text:p>
          </table:table-cell>
          <table:table-cell table:style-name="ce8" office:value-type="float" office:value="547" calcext:value-type="float">
            <text:p>54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6" calcext:value-type="float">
            <text:p>516.00</text:p>
          </table:table-cell>
          <table:table-cell table:style-name="ce9"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90" calcext:value-type="float">
            <text:p>490.00</text:p>
          </table:table-cell>
          <table:table-cell table:style-name="ce8" office:value-type="float" office:value="502" calcext:value-type="float">
            <text:p>50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3" calcext:value-type="float">
            <text:p>483.00</text:p>
          </table:table-cell>
          <table:table-cell table:style-name="ce9"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16" calcext:value-type="float">
            <text:p>416.00</text:p>
          </table:table-cell>
          <table:table-cell table:style-name="ce8" office:value-type="float" office:value="415" calcext:value-type="float">
            <text:p>4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9" calcext:value-type="float">
            <text:p>509.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13" calcext:value-type="float">
            <text:p>513.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498" calcext:value-type="float">
            <text:p>498.00</text:p>
          </table:table-cell>
          <table:table-cell table:style-name="ce9"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1" calcext:value-type="float">
            <text:p>501.00</text:p>
          </table:table-cell>
          <table:table-cell table:style-name="ce8" office:value-type="float" office:value="526" calcext:value-type="float">
            <text:p>526</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501" calcext:value-type="float">
            <text:p>501.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61" calcext:value-type="float">
            <text:p>461.00</text:p>
          </table:table-cell>
          <table:table-cell table:style-name="ce8" office:value-type="float" office:value="471" calcext:value-type="float">
            <text:p>47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3" calcext:value-type="float">
            <text:p>513.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3" calcext:value-type="float">
            <text:p>493.00</text:p>
          </table:table-cell>
          <table:table-cell table:style-name="ce8"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3" calcext:value-type="float">
            <text:p>493.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06" calcext:value-type="float">
            <text:p>506.00</text:p>
          </table:table-cell>
          <table:table-cell table:style-name="ce8"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5" calcext:value-type="float">
            <text:p>425.00</text:p>
          </table:table-cell>
          <table:table-cell table:style-name="ce9"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509" calcext:value-type="float">
            <text:p>509.00</text:p>
          </table:table-cell>
          <table:table-cell table:style-name="ce8"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6" calcext:value-type="float">
            <text:p>496.00</text:p>
          </table:table-cell>
          <table:table-cell table:style-name="ce9" office:value-type="float" office:value="497" calcext:value-type="float">
            <text:p>49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27" calcext:value-type="float">
            <text:p>427.00</text:p>
          </table:table-cell>
          <table:table-cell table:style-name="ce8" office:value-type="float" office:value="397" calcext:value-type="float">
            <text:p>39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76" calcext:value-type="float">
            <text:p>376.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32" calcext:value-type="float">
            <text:p>432.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1" calcext:value-type="float">
            <text:p>401.00</text:p>
          </table:table-cell>
          <table:table-cell table:style-name="ce9" office:value-type="float" office:value="405" calcext:value-type="float">
            <text:p>405</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18" calcext:value-type="float">
            <text:p>51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46" calcext:value-type="float">
            <text:p>446</text:p>
          </table:table-cell>
          <table:table-cell table:style-name="ce9" office:value-type="float" office:value="446" calcext:value-type="float">
            <text:p>44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5" calcext:value-type="float">
            <text:p>425</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16" calcext:value-type="float">
            <text:p>416</text:p>
          </table:table-cell>
          <table:table-cell table:style-name="ce9" office:value-type="float" office:value="399" calcext:value-type="float">
            <text:p>399</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0" calcext:value-type="float">
            <text:p>420</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75" calcext:value-type="float">
            <text:p>475</text:p>
          </table:table-cell>
          <table:table-cell table:style-name="ce9" office:value-type="float" office:value="491" calcext:value-type="float">
            <text:p>49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3" calcext:value-type="float">
            <text:p>43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32" calcext:value-type="float">
            <text:p>332</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84" calcext:value-type="float">
            <text:p>38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11" calcext:value-type="float">
            <text:p>41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3" calcext:value-type="float">
            <text:p>523</text:p>
          </table:table-cell>
          <table:table-cell table:style-name="ce8" office:value-type="float" office:value="555" calcext:value-type="float">
            <text:p>55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403" calcext:value-type="float">
            <text:p>403</text:p>
          </table:table-cell>
          <table:table-cell table:style-name="ce9" office:value-type="float" office:value="382" calcext:value-type="float">
            <text:p>382</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9" calcext:value-type="float">
            <text:p>409</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425" calcext:value-type="float">
            <text:p>425</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56" calcext:value-type="float">
            <text:p>45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78" calcext:value-type="float">
            <text:p>37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86" calcext:value-type="float">
            <text:p>38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5" calcext:value-type="float">
            <text:p>475</text:p>
          </table:table-cell>
          <table:table-cell table:style-name="ce9" office:value-type="float" office:value="496" calcext:value-type="float">
            <text:p>496</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29" calcext:value-type="float">
            <text:p>529</text:p>
          </table:table-cell>
          <table:table-cell table:style-name="ce8" office:value-type="float" office:value="521" calcext:value-type="float">
            <text:p>521</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420" calcext:value-type="float">
            <text:p>420</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65" calcext:value-type="float">
            <text:p>46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28" calcext:value-type="float">
            <text:p>42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11" calcext:value-type="float">
            <text:p>411</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7" calcext:value-type="float">
            <text:p>397</text:p>
          </table:table-cell>
          <table:table-cell table:style-name="ce8" office:value-type="float" office:value="373" calcext:value-type="float">
            <text:p>373</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18" calcext:value-type="float">
            <text:p>418</text:p>
          </table:table-cell>
          <table:table-cell table:style-name="ce9" office:value-type="float" office:value="384" calcext:value-type="float">
            <text:p>384</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5" calcext:value-type="float">
            <text:p>435</text:p>
          </table:table-cell>
          <table:table-cell table:style-name="ce8" office:value-type="float" office:value="439" calcext:value-type="float">
            <text:p>439</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87" calcext:value-type="float">
            <text:p>487</text:p>
          </table:table-cell>
          <table:table-cell table:style-name="ce9" office:value-type="float" office:value="486" calcext:value-type="float">
            <text:p>486</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56" calcext:value-type="float">
            <text:p>556</text:p>
          </table:table-cell>
          <table:table-cell table:style-name="ce8" office:value-type="float" office:value="551" calcext:value-type="float">
            <text:p>551</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32" calcext:value-type="float">
            <text:p>532</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21" calcext:value-type="float">
            <text:p>421</text:p>
          </table:table-cell>
          <table:table-cell table:style-name="ce8" office:value-type="float" office:value="444" calcext:value-type="float">
            <text:p>444</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5" calcext:value-type="float">
            <text:p>42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86" calcext:value-type="float">
            <text:p>386</text:p>
          </table:table-cell>
          <table:table-cell table:style-name="ce8" office:value-type="float" office:value="398" calcext:value-type="float">
            <text:p>39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7" calcext:value-type="float">
            <text:p>437</text:p>
          </table:table-cell>
          <table:table-cell table:style-name="ce9" office:value-type="float" office:value="448" calcext:value-type="float">
            <text:p>448</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5" calcext:value-type="float">
            <text:p>435</text:p>
          </table:table-cell>
          <table:table-cell table:style-name="ce8" office:value-type="float" office:value="416" calcext:value-type="float">
            <text:p>416</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525" calcext:value-type="float">
            <text:p>525</text:p>
          </table:table-cell>
          <table:table-cell table:style-name="ce9" office:value-type="float" office:value="528" calcext:value-type="float">
            <text:p>52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